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ab99" officeooo:paragraph-rsid="000aab99"/>
    </style:style>
    <style:style style:name="P2" style:family="paragraph" style:parent-style-name="Standard">
      <style:text-properties officeooo:paragraph-rsid="000aab99"/>
    </style:style>
    <style:style style:name="P3" style:family="paragraph" style:parent-style-name="Standard">
      <style:text-properties style:use-window-font-color="true" officeooo:rsid="000bb21a" officeooo:paragraph-rsid="000bb21a"/>
    </style:style>
    <style:style style:name="P4" style:family="paragraph" style:parent-style-name="Standard">
      <style:text-properties officeooo:paragraph-rsid="000bb21a"/>
    </style:style>
    <style:style style:name="P5" style:family="paragraph" style:parent-style-name="Standard">
      <style:text-properties officeooo:rsid="000e2f6d" officeooo:paragraph-rsid="000e2f6d"/>
    </style:style>
    <style:style style:name="P6" style:family="paragraph" style:parent-style-name="Standard">
      <style:text-properties officeooo:paragraph-rsid="000e2f6d"/>
    </style:style>
    <style:style style:name="P7" style:family="paragraph" style:parent-style-name="Standard">
      <style:text-properties officeooo:rsid="000fd9d5" officeooo:paragraph-rsid="000fd9d5"/>
    </style:style>
    <style:style style:name="P8" style:family="paragraph" style:parent-style-name="Standard">
      <style:text-properties officeooo:rsid="00111b45" officeooo:paragraph-rsid="0011dafb"/>
    </style:style>
    <style:style style:name="P9" style:family="paragraph" style:parent-style-name="Standard">
      <style:text-properties officeooo:rsid="0012119e" officeooo:paragraph-rsid="0012119e"/>
    </style:style>
    <style:style style:name="P10" style:family="paragraph" style:parent-style-name="Standard">
      <style:text-properties officeooo:rsid="001299d9" officeooo:paragraph-rsid="001299d9"/>
    </style:style>
    <style:style style:name="P11" style:family="paragraph" style:parent-style-name="Standard">
      <style:text-properties officeooo:rsid="00149843" officeooo:paragraph-rsid="00149843"/>
    </style:style>
    <style:style style:name="P12" style:family="paragraph" style:parent-style-name="Standard">
      <style:text-properties officeooo:rsid="00167a49" officeooo:paragraph-rsid="00167a49"/>
    </style:style>
    <style:style style:name="P13" style:family="paragraph" style:parent-style-name="Standard">
      <style:text-properties officeooo:rsid="0016cbae" officeooo:paragraph-rsid="0016cbae"/>
    </style:style>
    <style:style style:name="P14" style:family="paragraph" style:parent-style-name="Standard">
      <style:text-properties officeooo:rsid="001750ff" officeooo:paragraph-rsid="001750ff"/>
    </style:style>
    <style:style style:name="P15" style:family="paragraph" style:parent-style-name="Standard">
      <style:text-properties officeooo:rsid="0018bcd0" officeooo:paragraph-rsid="0018bcd0"/>
    </style:style>
    <style:style style:name="P16" style:family="paragraph" style:parent-style-name="Standard">
      <style:text-properties officeooo:rsid="001a2a5c" officeooo:paragraph-rsid="001a2a5c"/>
    </style:style>
    <style:style style:name="P17" style:family="paragraph" style:parent-style-name="Standard">
      <style:text-properties officeooo:rsid="001aeb9b" officeooo:paragraph-rsid="001aeb9b"/>
    </style:style>
    <style:style style:name="P18" style:family="paragraph" style:parent-style-name="Standard">
      <style:text-properties officeooo:rsid="001b179c" officeooo:paragraph-rsid="001b179c"/>
    </style:style>
    <style:style style:name="P19" style:family="paragraph" style:parent-style-name="Standard">
      <style:text-properties officeooo:rsid="001e59d9" officeooo:paragraph-rsid="001e59d9"/>
    </style:style>
    <style:style style:name="P20" style:family="paragraph" style:parent-style-name="Standard">
      <style:text-properties officeooo:rsid="001f5ad6" officeooo:paragraph-rsid="001f5ad6"/>
    </style:style>
    <style:style style:name="P21" style:family="paragraph" style:parent-style-name="Standard">
      <style:text-properties officeooo:rsid="0020526d" officeooo:paragraph-rsid="0020526d"/>
    </style:style>
    <style:style style:name="P22" style:family="paragraph" style:parent-style-name="Standard">
      <style:text-properties officeooo:rsid="0023156c" officeooo:paragraph-rsid="0023156c"/>
    </style:style>
    <style:style style:name="P23" style:family="paragraph" style:parent-style-name="Standard">
      <style:text-properties officeooo:paragraph-rsid="0024f711"/>
    </style:style>
    <style:style style:name="P24" style:family="paragraph" style:parent-style-name="Text_20_body">
      <style:text-properties fo:color="#ff3333"/>
    </style:style>
    <style:style style:name="P25" style:family="paragraph" style:parent-style-name="Standard" style:list-style-name="L1">
      <style:text-properties officeooo:rsid="000e2f6d" officeooo:paragraph-rsid="000e2f6d"/>
    </style:style>
    <style:style style:name="P26" style:family="paragraph" style:parent-style-name="Standard" style:list-style-name="L1">
      <style:text-properties officeooo:rsid="000e2f6d" officeooo:paragraph-rsid="0033667c"/>
    </style:style>
    <style:style style:name="P27" style:family="paragraph" style:parent-style-name="Standard">
      <style:text-properties style:use-window-font-color="true" officeooo:rsid="00273216" officeooo:paragraph-rsid="00273216"/>
    </style:style>
    <style:style style:name="P28" style:family="paragraph" style:parent-style-name="Standard">
      <style:text-properties style:use-window-font-color="true" officeooo:rsid="00275707" officeooo:paragraph-rsid="00275707"/>
    </style:style>
    <style:style style:name="P29" style:family="paragraph" style:parent-style-name="Standard">
      <style:text-properties style:use-window-font-color="true" officeooo:rsid="00289ccd" officeooo:paragraph-rsid="002a68d0"/>
    </style:style>
    <style:style style:name="P30" style:family="paragraph" style:parent-style-name="Standard">
      <style:text-properties officeooo:rsid="00289ccd" officeooo:paragraph-rsid="002a68d0"/>
    </style:style>
    <style:style style:name="P31" style:family="paragraph" style:parent-style-name="Standard">
      <style:text-properties officeooo:rsid="002a68d0" officeooo:paragraph-rsid="002a68d0"/>
    </style:style>
    <style:style style:name="P32" style:family="paragraph" style:parent-style-name="Standard">
      <style:text-properties officeooo:rsid="002df3ae" officeooo:paragraph-rsid="002df3ae"/>
    </style:style>
    <style:style style:name="P33" style:family="paragraph" style:parent-style-name="Standard">
      <style:text-properties officeooo:rsid="002ed2bd" officeooo:paragraph-rsid="002ed2bd"/>
    </style:style>
    <style:style style:name="P34" style:family="paragraph" style:parent-style-name="Standard">
      <style:text-properties officeooo:rsid="001b179c" officeooo:paragraph-rsid="001b179c"/>
    </style:style>
    <style:style style:name="P35" style:family="paragraph" style:parent-style-name="Standard">
      <style:text-properties officeooo:rsid="002f0bd1" officeooo:paragraph-rsid="002f0bd1"/>
    </style:style>
    <style:style style:name="P36" style:family="paragraph" style:parent-style-name="Standard">
      <style:text-properties officeooo:paragraph-rsid="000bb21a"/>
    </style:style>
    <style:style style:name="P37" style:family="paragraph" style:parent-style-name="Standard">
      <style:text-properties officeooo:rsid="00111b45" officeooo:paragraph-rsid="000fd9d5"/>
    </style:style>
    <style:style style:name="P38" style:family="paragraph" style:parent-style-name="Standard">
      <style:text-properties officeooo:rsid="001ce847" officeooo:paragraph-rsid="001ce847"/>
    </style:style>
    <style:style style:name="P39" style:family="paragraph" style:parent-style-name="Standard">
      <style:text-properties officeooo:rsid="00353269" officeooo:paragraph-rsid="00353269"/>
    </style:style>
    <style:style style:name="P40" style:family="paragraph" style:parent-style-name="Text_20_body">
      <style:text-properties fo:color="#ff3333"/>
    </style:style>
    <style:style style:name="P41" style:family="paragraph" style:parent-style-name="Text_20_body" style:list-style-name="L2"/>
    <style:style style:name="P42" style:family="paragraph" style:parent-style-name="Text_20_body" style:list-style-name="L2">
      <style:paragraph-properties fo:margin-top="0cm" fo:margin-bottom="0cm" style:contextual-spacing="false"/>
    </style:style>
    <style:style style:name="P43" style:family="paragraph" style:parent-style-name="Text_20_body" style:list-style-name="L2">
      <style:paragraph-properties fo:margin-top="0cm" fo:margin-bottom="0cm" style:contextual-spacing="false"/>
      <style:text-properties fo:color="#ff3333"/>
    </style:style>
    <style:style style:name="T1" style:family="text">
      <style:text-properties fo:color="#ff3333"/>
    </style:style>
    <style:style style:name="T2" style:family="text">
      <style:text-properties fo:color="#ff3333" officeooo:rsid="000aab99"/>
    </style:style>
    <style:style style:name="T3" style:family="text">
      <style:text-properties fo:color="#ff3333" officeooo:rsid="000bb21a"/>
    </style:style>
    <style:style style:name="T4" style:family="text">
      <style:text-properties fo:color="#ff3333" officeooo:rsid="0024f711"/>
    </style:style>
    <style:style style:name="T5" style:family="text">
      <style:text-properties fo:color="#ff3333" fo:font-weight="bold"/>
    </style:style>
    <style:style style:name="T6" style:family="text">
      <style:text-properties fo:color="#ff3333" fo:font-weight="bold" style:font-weight-asian="bold" style:font-weight-complex="bold"/>
    </style:style>
    <style:style style:name="T7" style:family="text">
      <style:text-properties officeooo:rsid="0011dafb"/>
    </style:style>
    <style:style style:name="T8" style:family="text">
      <style:text-properties officeooo:rsid="00111b45"/>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bold" officeooo:rsid="003ab6b2" style:font-weight-asian="bold" style:font-weight-complex="bold"/>
    </style:style>
    <style:style style:name="T12" style:family="text">
      <style:text-properties officeooo:rsid="0030dcce"/>
    </style:style>
    <style:style style:name="T13" style:family="text">
      <style:text-properties style:use-window-font-color="true"/>
    </style:style>
    <style:style style:name="T14" style:family="text">
      <style:text-properties style:use-window-font-color="true" officeooo:rsid="000bb21a"/>
    </style:style>
    <style:style style:name="T15" style:family="text">
      <style:text-properties style:use-window-font-color="true" officeooo:rsid="0030dcce"/>
    </style:style>
    <style:style style:name="T16" style:family="text">
      <style:text-properties officeooo:rsid="003620d0"/>
    </style:style>
    <style:style style:name="T17" style:family="text">
      <style:text-properties officeooo:rsid="00370966"/>
    </style:style>
    <style:style style:name="T18" style:family="text">
      <style:text-properties officeooo:rsid="00371acf"/>
    </style:style>
    <style:style style:name="T19" style:family="text">
      <style:text-properties officeooo:rsid="00395a89"/>
    </style:style>
    <style:style style:name="T20" style:family="text">
      <style:text-properties officeooo:rsid="003c0d1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n the one hand, we are working towards enabling the robots to use the large amount of information that can already be found on the Web to accomplish their tasks, for instance by translating written instructions from web pages into robot plans [1]</text:p>
      <text:p text:style-name="P1"/>
      <text:p text:style-name="P1">On the other hand, we are working towards establishing a similar “World Wide Web for Robots”, a web-based community in which robots can exchange knowledge among each other.</text:p>
      <text:p text:style-name="P1"/>
      <text:p text:style-name="P1">Understanding information intended for humans is still challenging and rather costly, but once a robot has done it, it can share this newly gained information with other robots, which then do not have to go through the difficult conversion process again.</text:p>
      <text:p text:style-name="P1"/>
      <text:p text:style-name="P1">If such information is to be autonomously generated and used by robots, that is, without human intervention, it has to be represented in a machine-understandable format.</text:p>
      <text:p text:style-name="P1"/>
      <text:p text:style-name="P2"><text:span text:style-name="T2">Semantic web: </text:span><text:span text:style-name="T1">extension of the </text:span><text:a xlink:type="simple" xlink:href="https://en.wikipedia.org/wiki/World_Wide_Web">Web</text:a><text:span text:style-name="T1"> through standards promote common data formats and exchange protocols on the </text:span><text:a xlink:type="simple" xlink:href="https://en.wikipedia.org/wiki/World_Wide_Web">Web</text:a><text:span text:style-name="T1">, most fundamentally the </text:span><text:a xlink:type="simple" xlink:href="https://en.wikipedia.org/wiki/Resource_Description_Framework">Resource Description Framework</text:a><text:span text:style-name="T1"> (RDF).</text:span></text:p>
      <text:p text:style-name="P4"><text:span text:style-name="T1">RDF: general method for conceptual description or modeling of information that is implemented in </text:span><text:a xlink:type="simple" xlink:href="https://en.wikipedia.org/wiki/Web_resource">web resources</text:a><text:span text:style-name="T1">, using a variety of syntax notations and data serialization formats. It is also used in knowledge management applications.</text:span></text:p>
      <text:p text:style-name="P2"/>
      <text:p text:style-name="P4"><text:span text:style-name="T14">The meaning of the content needs to be represented explicitly, separately from platform-specific aspects, it has to be described in terms of logical axioms that a computer can understand, and these logical axioms need to be well-defined, for example in an ontology. </text:span><text:span text:style-name="T15">(</text:span>an axiom is simply a premise or starting point for reasoning<text:span text:style-name="T12">)</text:span></text:p>
      <text:p text:style-name="P3"/>
      <text:p text:style-name="P4"><text:span text:style-name="T3">Ontology: </text:span><text:span text:style-name="T1">The core meaning within </text:span><text:a xlink:type="simple" xlink:href="https://en.wikipedia.org/wiki/Computer_science">computer science</text:a><text:span text:style-name="T1"> is a model for describing the world that consists of a set of types, properties, and relationship types. There is also generally an expectation that the features of the model in an ontology should closely resemble the real world (related to the object). // Ontologies resemble </text:span><text:a xlink:type="simple" xlink:href="https://en.wikipedia.org/wiki/Class_hierarchies">class hierarchies</text:a><text:span text:style-name="T1"> in </text:span><text:a xlink:type="simple" xlink:href="https://en.wikipedia.org/wiki/Object-oriented_programming">object-oriented programming</text:a><text:span text:style-name="T1"> but there are several critical differences. Class hierarchies are meant to represent structures used in source code that evolve fairly slowly (typically monthly revisions) </text:span><text:span text:style-name="T6">whereas ontologies are meant to represent information on the Internet and are expected to be evolving almost constantly. Similarly, ontologies are typically far more flexible as they are meant to represent information on the Internet coming from all sorts of heterogeneous data sources.</text:span><text:span text:style-name="T1"> Class hierarchies on the other hand are meant to be fairly static and rely on far less diverse and more structured sources of data such as corporate databases</text:span></text:p>
      <text:p text:style-name="P4"/>
      <text:p text:style-name="P5"><text:bookmark text:name="cite_ref-3"/>Only when it knows the semantics of the exchanged information, a robot can decide if an object </text:p>
      <text:p text:style-name="P5">model can be useful to perform a given task, can choose a model among different alternatives, and determine if it has all required sensors for using it.</text:p>
      <text:p text:style-name="P5"/>
      <text:p text:style-name="P5">The main contributions are (1) a semantic representation language for actions, objects, and environments; (2) the infrastructure for using this representation to reason about the applicability of information in a given context and to check if all required robot capabilities are available; (3) mechanisms for creating and uploading shared knowledge.</text:p>
      <text:p text:style-name="P5"/>
      <text:p text:style-name="P5">In particular, the representation language provides techniques for: </text:p>
      <text:list xml:id="list1260419535638775798" text:style-name="L1">
        <text:list-item>
          <text:p text:style-name="P25">Representation of actions and their parameters, positions of objects in the environment, and object recognition models </text:p>
        </text:list-item>
        <text:list-item>
          <text:p text:style-name="P25">Meta-information about the data to be exchanged (types, file formats, units of measure, coordinate frames) </text:p>
        </text:list-item>
        <text:list-item>
          <text:p text:style-name="P25">Requirements on components a robot needs to have in order to make use of a piece of <text:soft-page-break/>information </text:p>
        </text:list-item>
        <text:list-item>
          <text:p text:style-name="P26">Robot self-models that describe the robot’s configuration and capabilities <text:span text:style-name="T8">a semantic model that describes the meaning of the robot’s parts (e.g. that certain joints form a gripper), and a set of software components like object recognition systems.</text:span></text:p>
        </text:list-item>
        <text:list-item>
          <text:p text:style-name="P25">Methods for matching requirement specifications to a robot’s capabilities to identify missing components</text:p>
        </text:list-item>
      </text:list>
      <text:p text:style-name="P6"/>
      <text:p text:style-name="P7">First, the platform is to be used by heterogeneous robots, i.e. no assumptions about available capabilities can be made. Second, the robots shall exchange the information autonomously without human intervention, which means that the language has to be expressive enough to provide the </text:p>
      <text:p text:style-name="P7">robot with all information needed to select information, adapt it, and reason about its applicability.</text:p>
      <text:p text:style-name="P7"/>
      <text:p text:style-name="P7">THE ROBOEARTH SYSTEM</text:p>
      <text:p text:style-name="P37"/>
      <text:p text:style-name="P8">The representation language is realized as an extension of the KNOW ROB [11] <text:span text:style-name="T7">(ontology here = class structure allowing multiple inheritance.)</text:span></text:p>
      <text:p text:style-name="P9"><text:span text:style-name="T8">KNOW ROB </text:span>increased with =&gt; Meta-information about the data to be exchanged like units, coordinate systems, its resolution, algorithms that were used for creating data, and requirements that are needed for interpreting it.</text:p>
      <text:p text:style-name="P9"/>
      <text:p text:style-name="P10">ACTIONS AND TASKS</text:p>
      <text:p text:style-name="P10"/>
      <text:p text:style-name="P11">Action specifications, called “recipes”, are described in terms of classes of actions that are arranged in a taxonomic structure.</text:p>
      <text:p text:style-name="P12">These classes form the vocabulary for describing actions, and each of them can be described by a </text:p>
      <text:p text:style-name="P12">set of properties</text:p>
      <text:p text:style-name="P13">Actions can be arranged in a hierarchy describing the composition of complex actions from more basic one</text:p>
      <text:p text:style-name="P13"/>
      <text:p text:style-name="P13">OBJECT MODELS</text:p>
      <text:p text:style-name="P13"/>
      <text:p text:style-name="P14">Object models in RoboEarth describe classes of objects by their semantic properties, including information on how to recognize and how to articulate them.</text:p>
      <text:p text:style-name="P14"/>
      <text:p text:style-name="P14">The ontology already provides class descriptions for several thousands of objects, but can easily be extended by the user – a process that can also be automated using information from the Internet [14]</text:p>
      <text:p text:style-name="P7"/>
      <text:p text:style-name="P15">The set of object models the robot can currently recognize is explicitly represented in the robot’s knowledge base and can be used to decide if some kind of object can be recognized. If not, the robot can download a suitable model from RoboEarth, add its OWL description to its knowledge </text:p>
      <text:p text:style-name="P15">base, and send the recognition model (in the above example the linked CAD model file) to the perception system.</text:p>
      <text:p text:style-name="P15"/>
      <text:p text:style-name="P16">ENVIRONMENT MODELS</text:p>
      <text:p text:style-name="P17">The language provides several classes to describe the types and properties of environment maps. Maps like occupancy grids are usually exchanged as a “black box”: The robot knows which kind of map it is and which environment is described, but cannot perform reasoning about the content of the map. “Semantic maps”, which consist of localized object instances (Figure 6), are a different case: They can be completely described in OWL, loaded into the knowledge base and reasoned about. The robot can for instance use such a map to locate objects described in a recipe, or update the map with other objects it has recognized. If there are multiple maps describing the same environment, the system retrieves all of them.</text:p>
      <text:p text:style-name="P17"><text:soft-page-break/></text:p>
      <text:p text:style-name="P18">MATCHING REQUIREMENTS TO CAPABILITIES</text:p>
      <text:p text:style-name="P19">In order to find out if the robot is able to execute a recipe and, if not, whether it can be enabled to do so by downloading additional information, the system matches the requirements of the action recipe to the robot’s capability model. Although this procedure cannot guarantee successful </text:p>
      <text:p text:style-name="P19">task execution, the robot can determine whether something is definitely missing and if that missing part can be provided by RoboEarth.</text:p>
      <text:p text:style-name="P20">The communication package further provides methods to update existing knowledge, for instance an environmental map with updated object positions or an improved action recipe. =&gt; MANAGEMENT OF ALL THIS DELETE BAD SOLUTION KEEP GOOD? WHAT CRITERIA FOR GOOD CAUSE DEPEND ON CAPABILITY OF THE ROBOT <text:span text:style-name="T16">who decidess what best</text:span></text:p>
      <text:p text:style-name="P20"/>
      <text:p text:style-name="P21">If the identifier of an action recipe, object model or environment map is known, e.g. because another recipe refers to it, this item can directly be accessed. Otherwise, <text:span text:style-name="T10">queries are send as a logical specification of the properties a recipe or model needs to have</text:span>. For example, the robot may search for a recipe that describes a Serving task with a Bottle as objectActedOn, and get all recipes for specializations of such a task as result. <text:span text:style-name="T17">A LOT TO FILTER OUT POTENTIALLY</text:span></text:p>
      <text:p text:style-name="P21"/>
      <text:p text:style-name="P22">EXECUTING ACTION RECIPES</text:p>
      <text:p text:style-name="P22">Having downloaded information from RoboEarth, the robot has to ground the abstractly specified instructions. The action recipes need to be translated into calls to executable program code <text:span text:style-name="T18">=&gt; NETWORK OF TASK TRACKTABILITY</text:span></text:p>
      <text:p text:style-name="P23"><text:span text:style-name="T4">HTN planning: </text:span><text:span text:style-name="T1">the </text:span><text:span text:style-name="T5">hierarchical task network</text:span><text:span text:style-name="T1">, or </text:span><text:span text:style-name="T5">HTN</text:span><text:span text:style-name="T1">, is an approach to </text:span><text:a xlink:type="simple" xlink:href="https://en.wikipedia.org/wiki/Automated_planning">automated planning</text:a><text:span text:style-name="T1"> in which the dependency among actions can be given in the form of networks.</text:span></text:p>
      <text:p text:style-name="P24">Planning problems are specified in the hierarchical task network approach by providing a set of tasks, which can be:</text:p>
      <text:list xml:id="list352231594350335144" text:style-name="L2">
        <text:list-item>
          <text:p text:style-name="P42"><text:span text:style-name="T1">primitive tasks, which roughly correspond to the actions of </text:span><text:a xlink:type="simple" xlink:href="https://en.wikipedia.org/wiki/STRIPS">STRIPS</text:a><text:span text:style-name="T1">; </text:span><text:span text:style-name="T9">St</text:span>anford <text:span text:style-name="T9">R</text:span>esearch <text:span text:style-name="T9">I</text:span>nstitute <text:span text:style-name="T9">P</text:span>roblem <text:span text:style-name="T9">S</text:span>olver<text:span text:style-name="T1"> </text:span></text:p>
        </text:list-item>
        <text:list-item>
          <text:p text:style-name="P43">compound tasks, which can be seen as composed of a set of simpler tasks; </text:p>
        </text:list-item>
        <text:list-item>
          <text:p text:style-name="P41"><text:span text:style-name="T1">goal tasks, which roughly corresponds to the goals of </text:span><text:a xlink:type="simple" xlink:href="https://en.wikipedia.org/wiki/STRIPS">STRIPS</text:a><text:span text:style-name="T1">, but are more general. </text:span></text:p>
        </text:list-item>
      </text:list>
      <text:p text:style-name="P24">A primitive task is an action that can be executed. A compound task is a complex task composed of a sequence of actions. A goal task is a task of satisfying a condition. The difference between primitive and other tasks is that the primitive actions can be directly executed. Compound and goal tasks both require a sequence of primitive actions to be performed; however, goal tasks are specified in terms of conditions that have to be made true, while compound tasks can only be specified in terms of other tasks via the task network outlined below.</text:p>
      <text:p text:style-name="Text_20_body"><text:span text:style-name="T1">Constraints among tasks are expressed in the form of networks, called task networks. A task network is a set of tasks and constraints among them. Such a network can be used as the precondition for another compound or goal task to be feasible. This way, one can express that a given task is feasible only if a set of other actions (those mentioned in the network) are done, and they are done in such a way that the constraints among them (specified by the network) are satisfied. One particular formalism for representing hierarchical task networks that has been fairly widely used is </text:span><text:a xlink:type="simple" xlink:href="https://en.wikipedia.org/wiki/Task_analysis_environment_modeling_simulation">TAEMS</text:a><text:span text:style-name="T1">.</text:span></text:p>
      <text:p text:style-name="P24">A task network can for example specify that a condition is necessary for a primitive action to be executed. When this network is used as the precondition for a compound or goal task, it means that the compound or goal task requires the primitive action to be executed and that the condition must <text:soft-page-break/>be true for its execution to successfully achieve the compound or goal task.</text:p>
      <text:p text:style-name="P27">we also de-compose complex tasks into more and more basic actions until we reach the level at which the actions are available as executable primitives. <text:span text:style-name="T10">There is intentionally no fixed level of granularity at which this transition takes place. The system thus supports large, monolithic implementations of functionality, in which the threshold between primitives and recipes is at a rather high level, as well as setups with a large number of small components. </text:span>Due to the hierarchical structure of recipes, the same high-level recipe can be executed in different setups by downloading more detailed action recipe until all actions in the recipe are available as primitives on the robot. =&gt; BUT CAN YOU EVER BE EXHAUSTIVE ? NO SO LEARNING PROCESS NEEDED TO COMP<text:span text:style-name="T19">O</text:span>UND AVAILABILITY OF INFORMATION OTHERWISE SIZE OF DATA AND PROCESSING?</text:p>
      <text:p text:style-name="P27"/>
      <text:p text:style-name="P30">There are currently two options for executing action recipes: First, the rather simple RoboEarth executive component can be used, which uses <text:span text:style-name="T10">mappings from action classes to action primitives that are specified using the provided-ByMotionPrimitive property </text:span><text:span text:style-name="T11">=&gt;LIMITING</text:span>. For the scenario in the experiment, only three primitives were needed: move gripper, open gripper and navigate. The second option is an exporter that creates action plans in the CRAM plan language (CPL, [16]) which can be executed by the CRAM executive. This allows to profit from CRAM’s sophisticated techniques for failure monitoring and recovery, and especially for determining action parameters like locations where objects shall be placed. Such locations are usually described using abstract <text:span text:style-name="T13">specifications like ’in reach of the patient’, and need to be translated into actual metric positions. This conversion requires sophisticated reasoning methods that include geometric and kinematic information, which are provided by the CRAM system [17].</text:span></text:p>
      <text:p text:style-name="P29"/>
      <text:p text:style-name="P28">EVALUATION</text:p>
      <text:p text:style-name="P31">A quantitative evaluation of such a system is hardly possible: Most task-related performance measures, like the execution time, rather describe the performance of external factors like the hardware of the executing robots than the representation language. However, the system can be</text:p>
      <text:p text:style-name="P31">evaluated on qualitative criteria: Is the representation expressive enough to encode all important kinds of information? Are all of the necessary reasoning tasks supported? Which level of autonomy can be reached?</text:p>
      <text:p text:style-name="P32">The experiment shows that the system is able to encode the information required for mobile pick-and-place tasks. The Amigo robot completely autonomously downloaded the action recipe, determined which information was missing, additionally downloaded these pieces of information, and thereby enabled itself to perform the task. All these reasoning tasks were performed autonomously using the methods described in this paper.</text:p>
      <text:p text:style-name="P32"/>
      <text:p text:style-name="P33">DISCUSSION AND CONCLUSIONS</text:p>
      <text:p text:style-name="P35">The current system is still limited regarding the exchange of low-level information like motion</text:p>
      <text:p text:style-name="P35">trajectories, forces or accelerations. Currently, they need to be determined by the downloading robot using motion planning components based on symbolic constraints in the recipe, which can be a limiting factor for actions that require dexterous manipulation. <text:span text:style-name="T20">=&gt; COULD IT BE DONE OFFLINE</text:span></text:p>
      <text:p text:style-name="P18"/>
      <text:p text:style-name="P38">CRITIC ADAPTABILITY=&gt; CAN THE SYSTEM ADAPT TO SOMETHING WITHOUT AN EXPLICIT AND FULL DEFINITION OF OBJECTS OR TASKS + USE OF HIERARCHIES</text:p>
      <text:p text:style-name="P39">EMERGENCE? YOU RESEARCH A WORD AND SOMETHING COMLETELY DIFFERENT POPS UP FROM WHAT YOU SEARCH AND EXPECTED.</text:p>
      <text:p text:style-name="P39">ASSOCITIVITY (ex saop bath) CAPABIITY TO FLEXIBLY SEARCH FOR THE RIGHT TYPE OF INFORMATION (BY SHAPE OR FUNCTION) IS THERE A METHODIC AND HIERACHYCAL WAY OF DOING IT?</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6T11:04:55.385928153</meta:creation-date>
    <meta:editing-duration>PT3H13M34S</meta:editing-duration>
    <meta:editing-cycles>43</meta:editing-cycles>
    <meta:generator>LibreOffice/4.2.8.2$Linux_X86_64 LibreOffice_project/420m0$Build-2</meta:generator>
    <dc:date>2016-07-06T15:58:56.850594808</dc:date>
    <meta:document-statistic meta:table-count="0" meta:image-count="0" meta:object-count="0" meta:page-count="4" meta:paragraph-count="61" meta:word-count="2168" meta:character-count="13740" meta:non-whitespace-character-count="11589"/>
  </office:meta>
</office:document-meta>
</file>